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middle" draw:auto-grow-height="false" fo:min-height="0.766cm" fo:min-width="8.26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93cm" fo:min-width="7.247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19cm" fo:min-width="2.61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47cm" fo:min-width="6.8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47cm" fo:min-width="9.533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85cm" fo:min-width="5.469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02cm" fo:min-width="10.041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02cm" fo:min-width="10.803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28cm" fo:min-width="10.04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02cm" fo:min-width="11.565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354cm" fo:min-width="3.628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624cm" fo:min-width="4.517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02cm" fo:min-width="7.374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763cm" svg:height="1.016cm" svg:x="6.334cm" svg:y="1.762cm">
          <text:p text:style-name="P1"><text:span text:style-name="T1">VDB.MicroServices.CVEData.Worker.Downloader</text:span></text:p>
          <text:p text:style-name="P1"><text:span text:style-name="T1">background workerı çalışmaya başl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" draw:id="id2" draw:layer="layout" svg:width="7.747cm" svg:height="1.143cm" svg:x="6.842cm" svg:y="3.794cm">
          <text:p text:style-name="P3"><text:span text:style-name="T1">CVEDownloadLogs tablosundan en güncel </text:span></text:p>
          <text:p text:style-name="P3"><text:span text:style-name="T1">CVEDataTimestamp değerine sahip kayıt alın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6.223cm" svg:height="3.937cm" svg:x="7.604cm" svg:y="6.08cm">
          <text:p text:style-name="P3"><text:span text:style-name="T1">CVEDownloadLog kaydı var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4" draw:id="id4" draw:layer="layout" svg:width="7.366cm" svg:height="1.397cm" svg:x="1.381cm" svg:y="10.906cm">
          <text:p text:style-name="P3"><text:span text:style-name="T1">CVEDataTimestamp “Arama Tarihi”</text:span></text:p>
          <text:p text:style-name="P3"><text:span text:style-name="T1"><text:s/></text:span><text:span text:style-name="T1">olarak seçi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10.033cm" svg:height="1.397cm" svg:x="10.144cm" svg:y="10.906cm">
          <text:p text:style-name="P5"><text:span text:style-name="T2">CVEDownloaderSettings.DefaultDownloadStartingDateValue</text:span></text:p>
          <text:p text:style-name="P5"><text:span text:style-name="T2">“</text:span><text:span text:style-name="T2">Arama Tarihi” olarak seçi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0.716cm" svg:y1="2.778cm" svg:x2="10.716cm" svg:y2="3.794cm" draw:start-shape="id1" draw:start-glue-point="6" draw:end-shape="id2" draw:end-glue-point="4" svg:d="M10716 2778v1016" svg:viewBox="0 0 1 1017">
          <text:p/>
        </draw:connector>
        <draw:connector draw:style-name="gr6" draw:text-style-name="P7" draw:layer="layout" svg:x1="10.716cm" svg:y1="4.937cm" svg:x2="10.716cm" svg:y2="6.08cm" draw:start-shape="id2" draw:start-glue-point="6" draw:end-shape="id3" draw:end-glue-point="4" svg:d="M10716 4937v1143" svg:viewBox="0 0 1 1144">
          <text:p/>
        </draw:connector>
        <draw:connector draw:style-name="gr6" draw:text-style-name="P7" draw:layer="layout" svg:x1="7.604cm" svg:y1="8.049cm" svg:x2="5.064cm" svg:y2="10.906cm" draw:start-shape="id3" draw:start-glue-point="5" draw:end-shape="id4" draw:end-glue-point="4" svg:d="M7604 8049h-2540v2857" svg:viewBox="0 0 2541 2858">
          <text:p/>
        </draw:connector>
        <draw:connector draw:style-name="gr6" draw:text-style-name="P7" draw:layer="layout" svg:x1="13.827cm" svg:y1="8.049cm" svg:x2="15.161cm" svg:y2="10.906cm" draw:start-shape="id3" draw:start-glue-point="7" draw:end-shape="id5" draw:end-glue-point="4" svg:d="M13827 8049h1334v2857" svg:viewBox="0 0 1335 2858">
          <text:p/>
        </draw:connector>
        <draw:frame draw:style-name="gr7" draw:text-style-name="P8" draw:layer="layout" svg:width="1.353cm" svg:height="0.725cm" svg:x="5.572cm" svg:y="7.477cm">
          <draw:text-box>
            <text:p><text:span text:style-name="T3">Evet</text:span></text:p>
          </draw:text-box>
        </draw:frame>
        <draw:frame draw:style-name="gr8" draw:text-style-name="P8" draw:layer="layout" svg:width="1.514cm" svg:height="0.725cm" svg:x="13.827cm" svg:y="7.477cm">
          <draw:text-box>
            <text:p><text:span text:style-name="T3">Hayır</text:span></text:p>
          </draw:text-box>
        </draw:frame>
        <draw:custom-shape draw:style-name="gr3" draw:text-style-name="P4" xml:id="id6" draw:id="id6" draw:layer="layout" svg:width="6.223cm" svg:height="3.937cm" svg:x="7.223cm" svg:y="13.954cm">
          <text:p text:style-name="P3"><text:span text:style-name="T1">CVEDownloadLog kaydının</text:span></text:p>
          <text:p text:style-name="P3"><text:span text:style-name="T1">IsDownloadBySearch değeri</text:span></text:p>
          <text:p text:style-name="P3"><text:span text:style-name="T1">False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svg:x1="5.064cm" svg:y1="12.303cm" svg:x2="10.335cm" svg:y2="13.954cm" draw:start-shape="id4" draw:start-glue-point="6" draw:end-shape="id6" draw:end-glue-point="4" svg:d="M5064 12303v825h5271v826" svg:viewBox="0 0 5272 1652">
          <text:p/>
        </draw:connector>
        <draw:connector draw:style-name="gr6" draw:text-style-name="P7" draw:layer="layout" svg:x1="15.161cm" svg:y1="12.303cm" svg:x2="10.335cm" svg:y2="13.954cm" draw:start-shape="id5" draw:start-glue-point="6" draw:end-shape="id6" draw:end-glue-point="4" svg:d="M15161 12303v825h-4826v826" svg:viewBox="0 0 4827 1652">
          <text:p/>
        </draw:connector>
        <draw:custom-shape draw:style-name="gr3" draw:text-style-name="P4" xml:id="id7" draw:id="id7" draw:layer="layout" svg:width="6.223cm" svg:height="3.937cm" svg:x="4.429cm" svg:y="19.669cm">
          <text:p text:style-name="P3"><text:span text:style-name="T1">“</text:span><text:span text:style-name="T1">Arama Tarihi”nin yıl değeri</text:span></text:p>
          <text:p text:style-name="P3"><text:span text:style-name="T1">Mevcut yıldan küçük mü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6" xml:id="id8" draw:id="id8" draw:layer="layout" svg:width="5.969cm" svg:height="0.635cm" svg:x="4.556cm" svg:y="24.876cm">
          <text:p text:style-name="P5"><text:span text:style-name="T2">“</text:span><text:span text:style-name="T2">Arama Tarihi”nin yıl değeri 1 arttırl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9" draw:id="id9" draw:layer="layout" svg:width="10.541cm" svg:height="1.27cm" svg:x="2.27cm" svg:y="26.527cm">
          <text:p text:style-name="P5"><text:span text:style-name="T2">NVDSettings.DownloadYearlyDataEndpoint adresindeki </text:span></text:p>
          <text:p text:style-name="P5"><text:span text:style-name="T2">servisten “Arama Tarihi”nin yıl değerine karşılık gelen veriler alın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10" draw:id="id10" draw:layer="layout" svg:width="11.303cm" svg:height="1.27cm" svg:x="1.889cm" svg:y="28.94cm">
          <text:p text:style-name="P5"><text:span text:style-name="T2">Elde edilen veriler “StoreCVEResult” süreci ile veritabanında saklan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7.223cm" svg:y1="15.923cm" svg:x2="7.541cm" svg:y2="19.669cm" draw:start-shape="id6" draw:start-glue-point="5" draw:end-shape="id7" draw:end-glue-point="4" svg:d="M7223 15923h-519v2857h837v889" svg:viewBox="0 0 838 3747">
          <text:p/>
        </draw:connector>
        <draw:connector draw:style-name="gr6" draw:text-style-name="P7" draw:layer="layout" svg:x1="7.541cm" svg:y1="25.511cm" svg:x2="7.541cm" svg:y2="26.527cm" draw:start-shape="id8" draw:start-glue-point="6" draw:end-shape="id9" draw:end-glue-point="4" svg:d="M7541 25511v1016" svg:viewBox="0 0 1 1017">
          <text:p/>
        </draw:connector>
        <draw:connector draw:style-name="gr6" draw:text-style-name="P7" draw:layer="layout" svg:x1="7.541cm" svg:y1="27.797cm" svg:x2="7.541cm" svg:y2="28.94cm" draw:start-shape="id9" draw:start-glue-point="6" draw:end-shape="id10" draw:end-glue-point="4" svg:d="M7541 27797v1143" svg:viewBox="0 0 1 1144">
          <text:p/>
        </draw:connector>
        <draw:connector draw:style-name="gr6" draw:text-style-name="P7" draw:layer="layout" svg:x1="4.429cm" svg:y1="21.638cm" svg:x2="7.541cm" svg:y2="24.876cm" draw:start-shape="id7" draw:start-glue-point="5" draw:end-shape="id8" draw:end-glue-point="4" svg:d="M4429 21638h-519v2603h3631v635" svg:viewBox="0 0 3632 3239">
          <text:p/>
        </draw:connector>
        <draw:frame draw:style-name="gr7" draw:text-style-name="P8" draw:layer="layout" svg:width="1.353cm" svg:height="0.725cm" svg:x="3.159cm" svg:y="20.939cm">
          <draw:text-box>
            <text:p><text:span text:style-name="T3">Evet</text:span></text:p>
          </draw:text-box>
        </draw:frame>
        <draw:frame draw:style-name="gr7" draw:text-style-name="P8" draw:layer="layout" svg:width="1.353cm" svg:height="0.725cm" svg:x="5.953cm" svg:y="15.134cm">
          <draw:text-box>
            <text:p><text:span text:style-name="T3">Evet</text:span></text:p>
          </draw:text-box>
        </draw:frame>
        <draw:custom-shape draw:style-name="gr11" draw:text-style-name="P6" xml:id="id11" draw:id="id11" draw:layer="layout" svg:width="11.303cm" svg:height="1.27cm" svg:x="1.889cm" svg:y="31.226cm">
          <text:p text:style-name="P5"><text:span text:style-name="T2">“</text:span><text:span text:style-name="T2">Arama Tarihi” değeri, IsDownloadBySearch değeri false olan yeni</text:span></text:p>
          <text:p text:style-name="P5"><text:span text:style-name="T2">bir CVEDownloadLog kaydı oluşturularak veritabanına yazıl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7.541cm" svg:y1="30.21cm" svg:x2="7.541cm" svg:y2="31.226cm" draw:start-shape="id10" draw:start-glue-point="6" draw:end-shape="id11" draw:end-glue-point="4" svg:d="M7541 30210v1016" svg:viewBox="0 0 1 1017">
          <text:p/>
        </draw:connector>
        <draw:connector draw:style-name="gr6" draw:text-style-name="P7" draw:layer="layout" svg:x1="7.541cm" svg:y1="32.496cm" svg:x2="7.541cm" svg:y2="19.669cm" draw:start-shape="id11" draw:start-glue-point="6" draw:end-shape="id7" draw:end-glue-point="4" svg:d="M7541 32496v519h-6171v-13865h6171v519" svg:viewBox="0 0 6172 13866">
          <text:p/>
        </draw:connector>
        <draw:frame draw:style-name="gr8" draw:text-style-name="P8" draw:layer="layout" svg:width="1.514cm" svg:height="0.725cm" svg:x="13.192cm" svg:y="14.843cm">
          <draw:text-box>
            <text:p><text:span text:style-name="T3">Hayır</text:span></text:p>
          </draw:text-box>
        </draw:frame>
        <draw:frame draw:style-name="gr8" draw:text-style-name="P8" draw:layer="layout" svg:width="1.514cm" svg:height="0.725cm" svg:x="10.525cm" svg:y="20.722cm">
          <draw:text-box>
            <text:p><text:span text:style-name="T3">Hayır</text:span></text:p>
          </draw:text-box>
        </draw:frame>
        <draw:custom-shape draw:style-name="gr10" draw:text-style-name="P6" xml:id="id12" draw:id="id12" draw:layer="layout" svg:width="10.541cm" svg:height="1.27cm" svg:x="16.24cm" svg:y="19.669cm">
          <text:p text:style-name="P5"><text:span text:style-name="T2">cveSearchStartIndex = 0 ve totalCVECount = 0 atamaları yapıl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13.446cm" svg:y1="15.923cm" svg:x2="21.511cm" svg:y2="19.669cm" draw:start-shape="id6" draw:start-glue-point="7" draw:end-shape="id12" draw:end-glue-point="4" svg:d="M13446 15923h8065v3746" svg:viewBox="0 0 8066 3747">
          <text:p/>
        </draw:connector>
        <draw:connector draw:style-name="gr6" draw:text-style-name="P7" draw:layer="layout" svg:x1="10.652cm" svg:y1="21.638cm" svg:x2="16.24cm" svg:y2="20.304cm" draw:start-shape="id7" draw:start-glue-point="7" draw:end-shape="id12" svg:d="M10652 21638h2794v-1334h2794" svg:viewBox="0 0 5589 1335">
          <text:p/>
        </draw:connector>
        <draw:custom-shape draw:style-name="gr12" draw:text-style-name="P6" xml:id="id13" draw:id="id13" draw:layer="layout" svg:width="10.541cm" svg:height="1.778cm" svg:x="16.24cm" svg:y="22.209cm">
          <text:p text:style-name="P5"><text:span text:style-name="T2">NVDSettings.SearchEndpoint adresindeki </text:span><text:span text:style-name="T4">servisten </text:span></text:p>
          <text:p text:style-name="P5"><text:span text:style-name="T4">modStartDate=“Arama Tarihi” ve startIndex=</text:span><text:span text:style-name="T2">cveSearchStartIndex</text:span></text:p>
          <text:p text:style-name="P9"><text:span text:style-name="T2">parametreleri ile “Arama Tarihi”nden itaberen güncelleme görmüş</text:span></text:p>
          <text:p text:style-name="P9"><text:span text:style-name="T2">zafiyet kayıtları alınır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xml:id="id14" draw:id="id14" draw:layer="layout" svg:width="11.303cm" svg:height="1.27cm" svg:x="15.859cm" svg:y="25.003cm">
          <text:p text:style-name="P5"><text:span text:style-name="T2">Elde edilen veriler “StoreCVEResult” süreci ile veritabanında saklan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15" draw:id="id15" draw:layer="layout" svg:width="12.065cm" svg:height="1.27cm" svg:x="15.478cm" svg:y="27.289cm">
          <text:p text:style-name="P5"><text:span text:style-name="T2">cveSearchStartIndex += CVEDownloaderSettings.CVEResultsPerPage ve </text:span></text:p>
          <text:p text:style-name="P5"><text:span text:style-name="T2">totalCVECount = “servisten gelen TotalCVECount” atamaları yapıl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xml:id="id16" draw:id="id16" draw:layer="layout" svg:width="8.255cm" svg:height="5.207cm" svg:x="17.383cm" svg:y="29.829cm">
          <text:p text:style-name="P3"><text:span text:style-name="T1">cveSearchStartIndex &lt; totalCVECount mı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svg:x1="21.511cm" svg:y1="20.939cm" svg:x2="21.511cm" svg:y2="22.209cm" draw:start-shape="id12" draw:start-glue-point="6" draw:end-shape="id13" draw:end-glue-point="4" svg:d="M21511 20939v1270" svg:viewBox="0 0 1 1271">
          <text:p/>
        </draw:connector>
        <draw:connector draw:style-name="gr6" draw:text-style-name="P7" draw:layer="layout" svg:x1="21.511cm" svg:y1="23.987cm" svg:x2="21.511cm" svg:y2="25.003cm" draw:start-shape="id13" draw:start-glue-point="6" draw:end-shape="id14" draw:end-glue-point="4" svg:d="M21511 23987v1016" svg:viewBox="0 0 1 1017">
          <text:p/>
        </draw:connector>
        <draw:connector draw:style-name="gr6" draw:text-style-name="P7" draw:layer="layout" svg:x1="21.511cm" svg:y1="26.273cm" svg:x2="21.51cm" svg:y2="27.289cm" draw:start-shape="id14" draw:start-glue-point="6" draw:end-shape="id15" draw:end-glue-point="4" svg:d="M21511 26273v509h-1v507" svg:viewBox="0 0 2 1017">
          <text:p/>
        </draw:connector>
        <draw:connector draw:style-name="gr6" draw:text-style-name="P7" draw:layer="layout" svg:x1="21.51cm" svg:y1="28.559cm" svg:x2="21.511cm" svg:y2="29.829cm" draw:start-shape="id15" draw:start-glue-point="6" draw:end-shape="id16" draw:end-glue-point="4" svg:d="M21510 28559v635h1v635" svg:viewBox="0 0 2 1271">
          <text:p/>
        </draw:connector>
        <draw:connector draw:style-name="gr6" draw:text-style-name="P7" draw:layer="layout" draw:line-skew="-1.276cm" svg:x1="17.383cm" svg:y1="32.433cm" svg:x2="16.24cm" svg:y2="23.098cm" draw:start-shape="id16" draw:start-glue-point="5" draw:end-shape="id13" draw:end-glue-point="5" svg:d="M17383 32433h-2938v-9335h1795" svg:viewBox="0 0 2939 9336">
          <text:p/>
        </draw:connector>
        <draw:frame draw:style-name="gr7" draw:text-style-name="P8" draw:layer="layout" svg:width="1.353cm" svg:height="0.725cm" svg:x="15.014cm" svg:y="31.771cm">
          <draw:text-box>
            <text:p><text:span text:style-name="T3">Evet</text:span></text:p>
          </draw:text-box>
        </draw:frame>
        <draw:frame draw:style-name="gr8" draw:text-style-name="P8" draw:layer="layout" svg:width="1.514cm" svg:height="0.725cm" svg:x="25.521cm" svg:y="31.734cm">
          <draw:text-box>
            <text:p><text:span text:style-name="T3">Hayır</text:span></text:p>
          </draw:text-box>
        </draw:frame>
        <draw:custom-shape draw:style-name="gr11" draw:text-style-name="P6" xml:id="id17" draw:id="id17" draw:layer="layout" svg:width="11.303cm" svg:height="1.27cm" svg:x="8.239cm" svg:y="36.687cm">
          <text:p text:style-name="P5"><text:span text:style-name="T2">“</text:span><text:span text:style-name="T2">Arama Tarihi” değeri, IsDownloadBySearch değeri true olan yeni</text:span></text:p>
          <text:p text:style-name="P5"><text:span text:style-name="T2">bir CVEDownloadLog kaydı oluşturularak veritabanına yazıl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25.638cm" svg:y1="32.433cm" svg:x2="13.891cm" svg:y2="36.687cm" draw:start-shape="id16" draw:start-glue-point="7" draw:end-shape="id17" draw:end-glue-point="4" svg:d="M25638 32433h518v3429h-12265v825" svg:viewBox="0 0 12266 4255">
          <text:p/>
        </draw:connector>
        <draw:custom-shape draw:style-name="gr15" draw:text-style-name="P4" xml:id="id18" draw:id="id18" draw:layer="layout" svg:width="10.033cm" svg:height="7.747cm" svg:x="8.874cm" svg:y="40.497cm">
          <text:p text:style-name="P3"><text:span text:style-name="T1">TotalCVECount &gt; 0 ve </text:span></text:p>
          <text:p text:style-name="P3"><text:span text:style-name="T1">CVEDownloaderSettings.TriggerReportCreation = true mu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svg:x1="13.891cm" svg:y1="37.957cm" svg:x2="13.891cm" svg:y2="40.497cm" draw:start-shape="id17" draw:start-glue-point="6" draw:end-shape="id18" draw:end-glue-point="4" svg:d="M13891 37957v2540" svg:viewBox="0 0 1 2541">
          <text:p/>
        </draw:connector>
        <draw:connector draw:style-name="gr6" draw:text-style-name="P7" draw:layer="layout" svg:x1="18.907cm" svg:y1="44.371cm" svg:x2="23.606cm" svg:y2="52.181cm" draw:start-shape="id18" draw:start-glue-point="7" draw:end-shape="id19" draw:end-glue-point="4" svg:d="M18907 44371h4699v7810" svg:viewBox="0 0 4700 7811">
          <text:p/>
        </draw:connector>
        <draw:frame draw:style-name="gr8" draw:text-style-name="P8" draw:layer="layout" svg:width="1.514cm" svg:height="0.725cm" svg:x="19.171cm" svg:y="43.709cm">
          <draw:text-box>
            <text:p><text:span text:style-name="T3">Hayır</text:span></text:p>
          </draw:text-box>
        </draw:frame>
        <draw:frame draw:style-name="gr7" draw:text-style-name="P8" draw:layer="layout" svg:width="1.353cm" svg:height="0.725cm" svg:x="7.35cm" svg:y="43.672cm">
          <draw:text-box>
            <text:p><text:span text:style-name="T3">Evet</text:span></text:p>
          </draw:text-box>
        </draw:frame>
        <draw:custom-shape draw:style-name="gr11" draw:text-style-name="P6" xml:id="id20" draw:id="id20" draw:layer="layout" svg:width="11.303cm" svg:height="1.27cm" svg:x="1.762cm" svg:y="52.181cm">
          <text:p text:style-name="P5"><text:span text:style-name="T2">VulnerabilityDetectorSettings.CreateReportEndpoint adresindeki servis </text:span></text:p>
          <text:p text:style-name="P5"><text:span text:style-name="T2">Çağrılarak zafiyet raporu taraması başlatılı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8.874cm" svg:y1="44.371cm" svg:x2="7.414cm" svg:y2="52.181cm" draw:start-shape="id18" draw:start-glue-point="5" draw:end-shape="id20" draw:end-glue-point="4" svg:d="M8874 44371h-1460v7810" svg:viewBox="0 0 1461 7811">
          <text:p/>
        </draw:connector>
        <draw:connector draw:style-name="gr6" draw:text-style-name="P7" draw:layer="layout" svg:x1="13.065cm" svg:y1="52.816cm" svg:x2="19.669cm" svg:y2="52.816cm" draw:start-shape="id20" draw:start-glue-point="7" draw:end-shape="id19" draw:end-glue-point="5" svg:d="M13065 52816h6604" svg:viewBox="0 0 6605 1">
          <text:p/>
        </draw:connector>
        <draw:custom-shape draw:style-name="gr16" draw:text-style-name="P6" xml:id="id19" draw:id="id19" draw:layer="layout" svg:width="7.874cm" svg:height="1.27cm" svg:x="19.669cm" svg:y="52.181cm">
          <text:p text:style-name="P5"><text:span text:style-name="T2">CVEDownloaderSettings.DownloadFrequency </text:span></text:p>
          <text:p text:style-name="P5"><text:span text:style-name="T2">değerindeki milisaniye kadar bek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draw:line-skew="0.387cm" svg:x1="27.543cm" svg:y1="52.816cm" svg:x2="10.716cm" svg:y2="3.794cm" draw:start-shape="id19" draw:start-glue-point="7" draw:end-shape="id2" draw:end-glue-point="4" svg:d="M27543 52816h906v-49541h-17733v519" svg:viewBox="0 0 17734 4954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05T22:13:54.585000000</meta:creation-date>
    <dc:date>2021-08-06T01:46:03.711000000</dc:date>
    <meta:editing-duration>PT11M55S</meta:editing-duration>
    <meta:editing-cycles>3</meta:editing-cycles>
    <meta:generator>LibreOffice/6.4.2.2$Windows_X86_64 LibreOffice_project/4e471d8c02c9c90f512f7f9ead8875b57fcb1ec3</meta:generator>
    <meta:document-statistic meta:object-count="55"/>
  </office:meta>
</office:document-meta>
</file>